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color="#111111" loext:opacity="100%" style:font-name="Hack Nerd Font Mono" fo:font-size="14pt" style:font-size-asian="9pt" style:font-size-complex="9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6pt" style:font-size-asian="6pt" style:font-size-complex="6pt"/>
    </style:style>
    <style:style style:name="T9" style:family="text">
      <style:text-properties fo:color="#111111" loext:opacity="100%" style:font-name="Hack Nerd Font Mono" fo:font-size="10pt" style:font-size-asian="14pt" style:font-size-complex="14pt"/>
    </style:style>
    <style:style style:name="T10" style:family="text">
      <style:text-properties fo:color="#111111" loext:opacity="100%" style:font-name="Hack Nerd Font Mono" fo:font-size="8pt" style:font-size-asian="14pt" style:font-size-complex="14pt"/>
    </style:style>
    <style:style style:name="T11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Re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1cm" svg:y="3.225cm">
          <text:p text:style-name="P7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275cm" svg:y="5.475cm">
          <text:p text:style-name="P9"><text:span text:style-name="T5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 text:style-name="P1">Œ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 text:style-name="P1">Æ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1cm" svg:y="9.75cm">
          <text:p text:style-name="P13"><text:span text:style-name="T7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cm" svg:y="13.35cm">
          <text:p text:style-name="P15"><text:span text:style-name="T8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275cm" svg:y="13.275cm">
          <text:p text:style-name="P15"><text:span text:style-name="T8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7.8cm">
          <text:p text:style-name="P18"><text:span text:style-name="T9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1" draw:layer="layout" svg:width="1.2cm" svg:height="1.2cm" svg:x="16.2cm" svg:y="19.12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1" draw:layer="layout" svg:width="1.2cm" svg:height="1.2cm" svg:x="14.925cm" svg:y="17.025cm">
          <text:p text:style-name="P20"><text:span text:style-name="T10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1" draw:layer="layout" svg:width="1.2cm" svg:height="1.2cm" svg:x="14.925cm" svg:y="18.3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4.925cm" svg:y="19.575cm">
          <text:p text:style-name="P22"><text:span text:style-name="T7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1" draw:layer="layout" svg:width="1.2cm" svg:height="1.2cm" svg:x="13.65cm" svg:y="16.725cm">
          <text:p text:style-name="P20"><text:span text:style-name="T10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2cm" svg:height="1.2cm" svg:x="13.65cm" svg:y="1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2cm" svg:height="1.2cm" svg:x="13.65cm" svg:y="19.275cm">
          <text:p text:style-name="P20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1" draw:layer="layout" svg:width="1.2cm" svg:height="1.2cm" svg:x="12.375cm" svg:y="18.37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19.65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20.4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15.6cm">
          <text:p text:style-name="P18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4.425cm" svg:y="24.9cm">
          <text:p text:style-name="P26"><text:span text:style-name="T9">Wh</text:span></text:p>
          <text:p text:style-name="P26"><text:span text:style-name="T9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1" draw:layer="layout" svg:width="1.2cm" svg:height="1.2cm" svg:x="4.425cm" svg:y="26.175cm">
          <text:p text:style-name="P20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4.425cm" svg:y="27.45cm">
          <text:p text:style-name="P24"><text:span text:style-name="T10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15cm" svg:y="24.525cm">
          <text:p text:style-name="P26"><text:span text:style-name="T9">Wh</text:span></text:p>
          <text:p text:style-name="P26"><text:span text:style-name="T9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1" draw:layer="layout" svg:width="1.2cm" svg:height="1.2cm" svg:x="3.15cm" svg:y="25.8cm">
          <text:p text:style-name="P20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15cm" svg:y="27.075cm">
          <text:p text:style-name="P24"><text:span text:style-name="T10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1" draw:layer="layout" svg:width="1.2cm" svg:height="1.2cm" svg:x="1.875cm" svg:y="24.825cm">
          <text:p text:style-name="P20"><text:span text:style-name="T12">Wh</text:span></text:p>
          <text:p text:style-name="P20"><text:span text:style-name="T9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1" draw:layer="layout" svg:width="1.2cm" svg:height="1.2cm" svg:x="1.875cm" svg:y="26.1cm">
          <text:p text:style-name="P20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875cm" svg:y="27.375cm">
          <text:p text:style-name="P24"><text:span text:style-name="T10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1" draw:layer="layout" svg:width="1.2cm" svg:height="1.2cm" svg:x="0.6cm" svg:y="25.65cm">
          <text:p text:style-name="P20"><text:span text:style-name="T13">Wh</text:span></text:p>
          <text:p text:style-name="P20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1" draw:layer="layout" svg:width="1.2cm" svg:height="1.2cm" svg:x="0.6cm" svg:y="26.925cm">
          <text:p text:style-name="P20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0.6cm" svg:y="28.2cm">
          <text:p text:style-name="P24"><text:span text:style-name="T10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925cm" svg:y="26.1cm">
          <text:p text:style-name="P24"><text:span text:style-name="T10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3.65cm" svg:y="25.8cm">
          <text:p text:style-name="P24"><text:span text:style-name="T10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375cm" svg:y="26.175cm">
          <text:p text:style-name="P24"><text:span text:style-name="T10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7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7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23.4cm">
          <text:p text:style-name="P18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3.45cm">
          <text:p text:style-name="P24"><text:span text:style-name="T10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4.725cm">
          <text:p text:style-name="P24"><text:span text:style-name="T10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2.625cm">
          <text:p text:style-name="P18"><text:span text:style-name="T9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3.9cm">
          <text:p text:style-name="P18"><text:span text:style-name="T9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925cm" svg:y="35.1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2.325cm">
          <text:p text:style-name="P18"><text:span text:style-name="T9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3.6cm">
          <text:p text:style-name="P18"><text:span text:style-name="T9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3.65cm" svg:y="34.875cm">
          <text:p text:style-name="P18"><text:span text:style-name="T9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2.7cm">
          <text:p text:style-name="P18"><text:span text:style-name="T9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3.975cm">
          <text:p text:style-name="P18"><text:span text:style-name="T9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375cm" svg:y="35.25cm">
          <text:p text:style-name="P18"><text:span text:style-name="T9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2cm" svg:y="36cm">
          <text:p text:style-name="P24"><text:span text:style-name="T10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7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1.2cm">
          <text:p text:style-name="P18"><text:span text:style-name="T9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1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1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1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1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9" draw:layer="layout" svg:width="3.3cm" svg:height="0.6cm" svg:x="0cm" svg:y="39cm">
          <text:p text:style-name="P18"><text:span text:style-name="T9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9-21T15:07:17.937473656</dc:date>
    <meta:editing-duration>P2DT11H43M52S</meta:editing-duration>
    <meta:editing-cycles>157</meta:editing-cycles>
    <meta:generator>LibreOffice/24.2.6.2$Linux_X86_64 LibreOffice_project/420$Build-2</meta:generator>
    <meta:print-date>2024-04-12T20:24:17.618321522</meta:print-date>
    <meta:document-statistic meta:object-count="210"/>
  </office:meta>
</office:document-meta>
</file>